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20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20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9.25cm" fo:min-width="20.5cm"/>
      <style:paragraph-properties style:writing-mode="lr-tb"/>
    </style:style>
    <style:style style:name="gr5" style:family="graphic" style:parent-style-name="standard">
      <style:graphic-properties draw:fill="solid" draw:fill-color="#3a1a0f" draw:textarea-horizontal-align="justify" draw:textarea-vertical-align="middle" draw:auto-grow-height="false" fo:min-height="0.35cm" fo:min-width="7.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1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4cm"/>
      <style:paragraph-properties style:writing-mode="lr-tb"/>
    </style:style>
    <style:style style:name="gr8" style:family="graphic" style:parent-style-name="standard">
      <style:graphic-properties draw:fill="solid" draw:fill-color="#3a1a0f" draw:textarea-horizontal-align="justify" draw:textarea-vertical-align="middle" draw:auto-grow-height="false" fo:min-height="6.45cm" fo:min-width="3.7cm"/>
      <style:paragraph-properties style:writing-mode="lr-tb"/>
    </style:style>
    <style:style style:name="gr9" style:family="graphic" style:parent-style-name="standard">
      <style:graphic-properties draw:fill="solid" draw:fill-color="#00a933" draw:textarea-horizontal-align="justify" draw:textarea-vertical-align="middle" draw:auto-grow-height="false" fo:min-height="1.05cm" fo:min-width="7.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0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6.75cm" fo:min-width="11cm"/>
    </style:style>
    <style:style style:name="gr12" style:family="graphic" style:parent-style-name="standard">
      <style:graphic-properties draw:textarea-horizontal-align="justify" draw:textarea-vertical-align="middle" draw:auto-grow-height="false" fo:min-height="6.75cm" fo:min-width="11.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fill="solid" draw:fill-color="#3a1a0f" draw:textarea-horizontal-align="justify" draw:textarea-vertical-align="middle" draw:auto-grow-height="false" fo:min-height="1.25cm" fo:min-width="26.5cm"/>
      <style:paragraph-properties style:writing-mode="lr-tb"/>
    </style:style>
    <style:style style:name="gr15" style:family="graphic" style:parent-style-name="standard">
      <style:graphic-properties draw:fill="solid" draw:fill-color="#00a933" draw:textarea-horizontal-align="justify" draw:textarea-vertical-align="middle" draw:auto-grow-height="false" fo:min-height="4.75cm" fo:min-width="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5.4cm"/>
      <style:paragraph-properties style:writing-mode="lr-tb"/>
    </style:style>
    <style:style style:name="gr17" style:family="graphic" style:parent-style-name="standard">
      <style:graphic-properties draw:fill="solid" draw:fill-color="#729fcf" draw:opacity="0%" draw:textarea-horizontal-align="justify" draw:textarea-vertical-align="middle" draw:auto-grow-height="false" fo:min-height="5.25cm" fo:min-width="11.5cm" draw:shadow-opacity="0%"/>
      <style:paragraph-properties style:writing-mode="lr-tb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4.25cm" fo:min-width="28cm"/>
      <style:paragraph-properties style:writing-mode="lr-tb"/>
    </style:style>
    <style:style style:name="gr19" style:family="graphic" style:parent-style-name="standard">
      <style:graphic-properties draw:fill="solid" draw:fill-color="#b47804" draw:textarea-horizontal-align="justify" draw:textarea-vertical-align="middle" draw:auto-grow-height="false" fo:min-height="2.15cm" fo:min-width="11.5cm"/>
      <style:paragraph-properties style:writing-mode="lr-tb"/>
    </style:style>
    <style:style style:name="gr20" style:family="graphic" style:parent-style-name="standard">
      <style:graphic-properties draw:fill="solid" draw:fill-color="#3faf46" draw:textarea-horizontal-align="justify" draw:textarea-vertical-align="middle" draw:auto-grow-height="false" fo:min-height="1.35cm" fo:min-width="3cm"/>
      <style:paragraph-properties style:writing-mode="lr-tb"/>
    </style:style>
    <style:style style:name="gr21" style:family="graphic" style:parent-style-name="standard">
      <style:graphic-properties draw:fill="solid" draw:fill-color="#3faf46" draw:textarea-horizontal-align="justify" draw:textarea-vertical-align="middle" draw:auto-grow-height="false" fo:min-height="1.35cm" fo:min-width="3.2cm"/>
      <style:paragraph-properties style:writing-mode="lr-tb"/>
    </style:style>
    <style:style style:name="gr22" style:family="graphic" style:parent-style-name="standard">
      <style:graphic-properties draw:fill="solid" draw:fill-color="#3faf46" draw:textarea-horizontal-align="justify" draw:textarea-vertical-align="middle" draw:auto-grow-height="false" fo:min-height="1.35cm" fo:min-width="3.5cm"/>
      <style:paragraph-properties style:writing-mode="lr-tb"/>
    </style:style>
    <style:style style:name="gr23" style:family="graphic" style:parent-style-name="standard">
      <style:graphic-properties draw:fill="solid" draw:fill-color="#333333" draw:textarea-horizontal-align="justify" draw:textarea-vertical-align="middle" draw:auto-grow-height="false" fo:min-height="8.65cm" fo:min-width="0cm"/>
    </style:style>
    <style:style style:name="gr24" style:family="graphic" style:parent-style-name="standard">
      <style:graphic-properties draw:marker-start="Linienspitzen_20_1" draw:marker-start-width="0.3cm" draw:marker-end="Linienspitzen_20_2" draw:marker-end-width="0.3cm" draw:textarea-vertical-align="middl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5cm" fo:min-width="0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25cm" fo:min-width="4.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29" style:family="graphic" style:parent-style-name="standard">
      <style:graphic-properties draw:fill="solid" draw:fill-color="#813709" draw:textarea-vertical-align="middle"/>
    </style:style>
    <style:style style:name="gr30" style:family="graphic" style:parent-style-name="objectwithoutfill">
      <style:graphic-properties draw:fill="none" draw:textarea-vertical-align="middle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4.3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textarea-horizontal-align="left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3a1a0f"/>
      <style:paragraph-properties fo:text-align="center"/>
    </style:style>
    <style:style style:name="P6" style:family="paragraph">
      <loext:graphic-properties draw:fill="solid" draw:fill-color="#00a933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729fcf" draw:opacity="0%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b47804"/>
      <style:paragraph-properties fo:text-align="center"/>
    </style:style>
    <style:style style:name="P11" style:family="paragraph">
      <loext:graphic-properties draw:fill="solid" draw:fill-color="#3faf46"/>
      <style:paragraph-properties fo:text-align="center"/>
    </style:style>
    <style:style style:name="P12" style:family="paragraph">
      <loext:graphic-properties draw:fill="solid" draw:fill-color="#333333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81370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4.028cm" presentation:class="title" presentation:user-transformed="true">
          <draw:text-box>
            <text:p>Getreide</text:p>
          </draw:text-box>
        </draw:frame>
        <draw:frame presentation:style-name="pr2" draw:text-style-name="P2" draw:layer="layout" svg:width="25.199cm" svg:height="4.319cm" svg:x="1.4cm" svg:y="8.5cm" presentation:class="subtitle" presentation:user-transformed="true">
          <draw:text-box>
            <text:p>Getreide und Landwirtschaft am Her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Übersicht - Planet</text:p>
          </draw:text-box>
        </draw:frame>
        <draw:custom-shape draw:style-name="gr2" draw:text-style-name="P3" draw:layer="layout" svg:width="21cm" svg:height="8cm" svg:x="3.5cm" svg:y="4cm">
          <text:p text:style-name="P3">Ganzer Plane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2.5cm" svg:x="3.5cm" svg:y="4.5cm">
          <text:p text:style-name="P3">Nordhalbkuge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2.5cm" svg:x="3.5cm" svg:y="8.9cm">
          <text:p text:style-name="P3">Südhalbkug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Übersicht - Planet</text:p>
          </draw:text-box>
        </draw:frame>
        <draw:custom-shape draw:style-name="gr2" draw:text-style-name="P3" draw:layer="layout" svg:width="21cm" svg:height="8cm" svg:x="3.5cm" svg:y="4cm">
          <text:p text:style-name="P3">Äquator – menschliche Siedlungen, Industri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2.5cm" svg:x="3.5cm" svg:y="4.5cm">
          <text:p text:style-name="P3">Nordhalbkugel - Pflanze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2.5cm" svg:x="3.5cm" svg:y="8.9cm">
          <text:p text:style-name="P3">Südhalbkugel – unbewohnbar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Gewächshäuser - Nordhalbkugel</text:p>
          </draw:text-box>
        </draw:frame>
        <draw:custom-shape draw:style-name="gr4" draw:text-style-name="P3" draw:layer="layout" svg:width="21cm" svg:height="9.5cm" svg:x="3.5cm" svg:y="4.5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9cm" svg:height="0.6cm" svg:x="4cm" svg:y="6.3cm">
          <text:p text:style-name="P3">Straße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4.5cm" svg:height="1.5cm" svg:x="7.2cm" svg:y="11.7cm">
          <text:p text:style-name="P3">Menschliche Siedlungen - Industri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4.5cm" svg:height="0.8cm" svg:x="7.2cm" svg:y="13.2cm">
          <text:p text:style-name="P3">Äquator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2cm" svg:height="6.7cm" svg:x="11.9cm" svg:y="5cm">
          <text:p text:style-name="P3">Straße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9cm" svg:height="1.3cm" svg:x="4cm" svg:y="8.2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9cm" svg:height="1.3cm" svg:x="4cm" svg:y="5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9cm" svg:height="1.3cm" svg:x="4cm" svg:y="6.9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9cm" svg:height="0.6cm" svg:x="4cm" svg:y="9.5cm">
          <text:p text:style-name="P3">Straße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9cm" svg:height="1.3cm" svg:x="4cm" svg:y="10.1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9cm" svg:height="1.3cm" svg:x="16.1cm" svg:y="5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9cm" svg:height="0.6cm" svg:x="16.1cm" svg:y="6.3cm">
          <text:p text:style-name="P3">Straße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9cm" svg:height="1.3cm" svg:x="16.1cm" svg:y="6.9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9cm" svg:height="1.3cm" svg:x="16.1cm" svg:y="8.2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9cm" svg:height="0.6cm" svg:x="16.1cm" svg:y="9.5cm">
          <text:p text:style-name="P3">Straße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9cm" svg:height="1.3cm" svg:x="16.1cm" svg:y="10.1cm">
          <text:p text:style-name="P3">Gewächshäuse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1cm" svg:height="1cm" svg:x="3.5cm" svg:y="3cm">
          <text:p text:style-name="P3">Nördlicher Polarkreis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Gewächshaus - Oberansicht</text:p>
          </draw:text-box>
        </draw:frame>
        <draw:custom-shape draw:style-name="gr11" draw:text-style-name="P3" draw:layer="layout" svg:width="11.5cm" svg:height="7cm" svg:x="4cm" svg:y="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2.1cm" svg:height="7cm" svg:x="16.4cm" svg:y="4.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5cm" svg:height="0.962cm" svg:x="2.2cm" svg:y="7.5cm">
          <draw:text-box>
            <text:p>70 m</text:p>
          </draw:text-box>
        </draw:frame>
        <draw:frame draw:style-name="gr13" draw:text-style-name="P7" draw:layer="layout" svg:width="2.5cm" svg:height="0.962cm" svg:x="8.8cm" svg:y="3.5cm">
          <draw:text-box>
            <text:p>20 m</text:p>
          </draw:text-box>
        </draw:frame>
        <draw:custom-shape draw:style-name="gr14" draw:text-style-name="P5" draw:layer="layout" svg:width="27cm" svg:height="1.5cm" svg:x="2.1cm" svg:y="12.9cm">
          <text:p text:style-name="P3">Steg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5cm" svg:height="0.962cm" svg:x="0.2cm" svg:y="13.2cm">
          <draw:text-box>
            <text:p>4 m</text:p>
          </draw:text-box>
        </draw:frame>
        <draw:custom-shape draw:style-name="gr15" draw:text-style-name="P6" draw:layer="layout" svg:width="9.5cm" svg:height="5cm" svg:x="5cm" svg:y="5.5cm">
          <text:p text:style-name="P3">Getreide</text:p>
          <text:p text:style-name="P3">~ 1400 m²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5cm" svg:height="0.962cm" svg:x="4cm" svg:y="4.5cm">
          <draw:text-box>
            <text:p>20 cm</text:p>
          </draw:text-box>
        </draw:frame>
        <draw:custom-shape draw:style-name="gr16" draw:text-style-name="P3" draw:layer="layout" svg:width="5.9cm" svg:height="1cm" svg:x="6.9cm" svg:y="11.7cm">
          <text:p text:style-name="P3">Luftschleuse – 4 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Gewächshaus - Seitansicht</text:p>
          </draw:text-box>
        </draw:frame>
        <draw:custom-shape draw:style-name="gr17" draw:text-style-name="P8" draw:layer="layout" svg:width="12cm" svg:height="5.5cm" svg:x="2cm" svg:y="6.1cm">
          <text:p text:style-name="P3">Raumhöhe 2,20 m</text:p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8.5cm" svg:height="4.5cm" svg:x="-0.3cm" svg:y="11.6cm">
          <text:p text:style-name="P3"/>
          <text:p text:style-name="P3"/>
          <text:p text:style-name="P3"/>
          <text:p text:style-name="P3">Erdboden <text:s text:c="67"/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2cm" svg:height="2.4cm" svg:x="2cm" svg:y="11.6cm">
          <text:p text:style-name="P3">Künstliche Erde ~ 60 cm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5cm" svg:height="1.6cm" svg:x="2cm" svg:y="10cm">
          <text:p text:style-name="P3">Getreide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7cm" svg:height="1.6cm" svg:x="5.9cm" svg:y="10cm">
          <text:p text:style-name="P3">Getreide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1.6cm" svg:x="10cm" svg:y="10cm">
          <text:p text:style-name="P3">Getreide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5cm" svg:height="8.9cm" svg:x="14cm" svg:y="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5cm" svg:height="8.9cm" svg:x="1.5cm" svg:y="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0.5cm" svg:height="8.9cm" svg:x="18.5cm" svg:y="6.1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.5cm" svg:y1="4.6cm" svg:x2="14.5cm" svg:y2="4.6cm">
          <text:p text:style-name="P3">70 m</text:p>
          <text:p text:style-name="P3"/>
        </draw:line>
        <draw:line draw:style-name="gr24" draw:text-style-name="P3" draw:layer="layout" svg:x1="14.5cm" svg:y1="4.586cm" svg:x2="18.5cm" svg:y2="4.586cm">
          <text:p text:style-name="P3">4 m</text:p>
          <text:p text:style-name="P3"/>
        </draw:line>
        <draw:custom-shape draw:style-name="gr25" draw:text-style-name="P3" draw:layer="layout" svg:width="0.5cm" svg:height="4.1cm" svg:x="14cm" svg:y="7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0.5cm" svg:height="4.1cm" svg:x="18.5cm" svg:y="7.5cm">
          <text:p/>
          <draw:enhanced-geometry svg:viewBox="0 0 21600 21600" draw:type="rectangle" draw:enhanced-path="M 0 0 L 21600 0 21600 21600 0 21600 0 0 Z N"/>
        </draw:custom-shape>
        <draw:line draw:style-name="gr26" draw:text-style-name="P13" draw:layer="layout" svg:x1="14.5cm" svg:y1="6.1cm" svg:x2="18.5cm" svg:y2="6.1cm">
          <text:p/>
        </draw:line>
        <draw:custom-shape draw:style-name="gr27" draw:text-style-name="P3" draw:layer="layout" svg:width="5cm" svg:height="0.5cm" svg:x="14cm" svg:y="5.6cm">
          <text:p text:style-name="P3">Akkus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5cm" svg:height="0.5cm" svg:x="14cm" svg:y="5.1cm">
          <text:p text:style-name="P3">Solarzellen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cm" svg:height="1.6cm" svg:x="19cm" svg:y="10cm">
          <text:p text:style-name="P3">Getreide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2cm" svg:height="2.4cm" svg:x="19cm" svg:y="11.6cm">
          <text:p text:style-name="P3">Künstliche Erde ~ 60 cm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7cm" svg:height="1.6cm" svg:x="23.4cm" svg:y="10cm">
          <text:p text:style-name="P3">Getreide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2cm" svg:height="5.5cm" svg:x="19cm" svg:y="6.1cm">
          <text:p text:style-name="P3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Bodenbeschaffenhei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ester Boden: 80% mineralisch, 20% organisch</text:p>
                <text:p/>
              </text:list-item>
              <text:list-item>
                <text:p>Aufbereitung der mineralischen Anteile („Regolith“)</text:p>
                <text:list>
                  <text:list-item>
                    <text:p>Entgiftung, pH-Wert, Silikat-Anteil, Feinheit, ...</text:p>
                  </text:list-item>
                </text:list>
              </text:list-item>
              <text:list-item>
                <text:p>Organische Anteile: Humus</text:p>
                <text:list>
                  <text:list-item>
                    <text:p>Aus abgestorbenen Pflanzenresten (Ballaststoff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Sauerstoffkatastroph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rstmalige Entwicklung der Pflanzen</text:p>
                <text:p>führte auf der Erde zur „Sauerstoffkatastrophe“</text:p>
              </text:list-item>
              <text:list-item>
                <text:p>→ Anreicherung der Atmosphäre mit Sauerstoff</text:p>
              </text:list-item>
              <text:list-item>
                <text:p>Bedingung: Bindung von Kohlenstoff (großflächig)</text:p>
                <text:p/>
              </text:list-item>
              <text:list-item>
                <text:p>geschätzte Bedingung am Heres: 10 cm Humus planetenweit</text:p>
              </text:list-item>
              <text:list-item>
                <text:p>→ automatisches Eintreten durch die Besiedel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Sauerstoffkatastroph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m Heres: zwei Faktoren: Pflanzen und Metall</text:p>
              </text:list-item>
              <text:list-item>
                <text:p>Pflanzen: reduzieren CO2, bilden Biomasse</text:p>
              </text:list-item>
              <text:list-item>
                <text:p>Metall: reduziere Gestein und bilde Metall</text:p>
                <text:p/>
              </text:list-item>
              <text:list-item>
                <text:p>→ Beides emittiert große Mengen Sauerstoff</text:p>
              </text:list-item>
              <text:list-item>
                <text:p>→ Bildung einer Sauerstoffatmosphär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28" draw:text-style-name="P3" draw:layer="layout" svg:width="6.5cm" svg:height="1.5cm" svg:x="16.4cm" svg:y="11.7cm">
          <text:p text:style-name="P3">Siedlung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629cm" svg:x="1.4cm" svg:y="0.628cm" presentation:class="title" presentation:user-transformed="true">
          <draw:text-box>
            <text:p>Lokale Sauerstoffkatastrophe</text:p>
          </draw:text-box>
        </draw:frame>
        <draw:frame presentation:style-name="pr5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Sauerstoffumgebung wird lokal herbeigeführt</text:p>
              </text:list-item>
            </text:list>
          </draw:text-box>
        </draw:frame>
        <draw:path draw:style-name="gr29" draw:text-style-name="P14" draw:layer="layout" svg:width="31.527cm" svg:height="9.485cm" svg:x="-1.364cm" svg:y="7.537cm" svg:viewBox="0 0 31528 9486" svg:d="M753 583c392 220 841 326 1282 387 518 72 1045 61 1568 61 450 0 876 169 1322 285 642 167 1343-31 1995 122 566 133 915 642 1465 835 477 167 861 525 1323 753 545 269 455 1116 1384 1058 725-45 1343 522 2076 631 654 97 1152 609 1852 631 517 16 1029 135 1547 142 835 11 1669 200 2503 143 806-55 1613 80 2382-183 690-236 1451 361 2015-21 570-386 370-1318 732-1892 382-605 782-1190 1262-1730 350-395 415-1239 1059-1405 700-180 1405-204 2116-346 719-144 1653-23 2137 652 525 733-127 1643 224 2503 354 868 345 1840 509 2768 112 632-326 1168-61 1832 215 538-17 1133-367 1526-227 255-683 134-997 20-260-95-526-176-814-162-470 23-944 108-1404-21-282-79-566-155-855-163-308-9-614-41-916-81-345-45-696-69-1038-20-356 51-730 89-1079-41-265-99-557 28-834 0-393-41-788-5-1180-41-232-21-469 2-692 61-399 106-806 175-1222 163-300-9-600-17-895-61-286-42-576 23-855-61-297-90-613-10-916 20-567 57-1142-19-1709-81-258-28-514-51-774-41-264 9-530-25-794-20-510 10-1017 119-1526 102-342-11-680-51-1018-82-305-29-611-98-915-61-483 59-959 177-1446 204-406 22-812 111-1221 81-278-20-557-53-834-61-258-8-522-37-774 20-421 95-830-10-1241-61-251-31-502-96-753-81-281 17-561 43-835 122-223 64-462 36-692 61-410 45-815 85-1221 61-306-18-611 5-916-41l-305-40-325-143-82-40z">
          <text:p/>
        </draw:path>
        <draw:line draw:style-name="gr30" draw:text-style-name="P13" draw:layer="layout" svg:x1="5cm" svg:y1="9cm" svg:x2="25cm" svg:y2="8cm">
          <text:p text:style-name="P3">Folie</text:p>
          <text:p text:style-name="P3"/>
          <text:p text:style-name="P3"/>
        </draw:lin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10T08:07:41.700200754</dc:date>
    <meta:editing-duration>PT53M35S</meta:editing-duration>
    <meta:editing-cycles>109</meta:editing-cycles>
    <meta:generator>LibreOffice/7.4.7.2$Linux_X86_64 LibreOffice_project/40$Build-2</meta:generator>
    <meta:document-statistic meta:object-count="111"/>
  </office:meta>
</office:document-meta>
</file>